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size_Comparison" table:style-name="ta1">
        <table:shapes>
          <draw:frame draw:z-index="0" draw:style-name="gr1" draw:text-style-name="P1" svg:width="60.738cm" svg:height="14.608cm" svg:x="2.343cm" svg:y="0.452cm">
            <draw:object draw:notify-on-update-of-ranges="'TESTBENCH_metaheu_ts__niter_10_search_anxious_init_one2one_memory_2_times4ave_100_maxs_0.2'.D2:'TESTBENCH_metaheu_ts__niter_10_search_anxious_init_one2one_memory_2_times4ave_100_maxs_0.2'.D31 'TESTBENCH_metaheu_ts__niter_10_search_anxious_init_one2one_memory_5_times4ave_100_maxs_0.2'.D2:'TESTBENCH_metaheu_ts__niter_10_search_anxious_init_one2one_memory_5_times4ave_100_maxs_0.2'.D31 'TESTBENCH_metaheu_ts__niter_10_search_anxious_init_one2one_memory_10_times4ave_100_maxs_0.2'.D2:'TESTBENCH_metaheu_ts__niter_10_search_anxious_init_one2one_memory_10_times4ave_100_maxs_0.2'.D31 'TESTBENCH_metaheu_ts__niter_10_search_anxious_init_one2one_memory_30_times4ave_100_maxs_0.2'.D2:'TESTBENCH_metaheu_ts__niter_10_search_anxious_init_one2one_memory_30_times4ave_100_maxs_0.2'.D31 'TESTBENCH_metaheu_ts__niter_10_search_anxious_init_one2one_memory_100_times4ave_100_maxs_0.2'.D2:'TESTBENCH_metaheu_ts__niter_10_search_anxious_init_one2one_memory_100_times4ave_100_maxs_0.2'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51">
          <table:table-cell table:number-columns-repeated="15"/>
        </table:table-row>
        <table:table-row table:style-name="ro1">
          <table:table-cell table:number-columns-repeated="14"/>
          <table:table-cell table:style-name="ce1"/>
        </table:table-row>
      </table:table>
      <table:table table:name="TESTBENCH_metaheu_ts__niter_10_search_anxious_init_one2one_memory_2_times4ave_100_maxs_0.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364914417267" calcext:value-type="float">
            <text:p>0,202364914417267</text:p>
          </table:table-cell>
          <table:table-cell office:value-type="float" office:value="842.62" calcext:value-type="float">
            <text:p>842,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489063739777" calcext:value-type="float">
            <text:p>0,202489063739777</text:p>
          </table:table-cell>
          <table:table-cell office:value-type="float" office:value="789.7" calcext:value-type="float">
            <text:p>789,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139282226562" calcext:value-type="float">
            <text:p>0,202139282226562</text:p>
          </table:table-cell>
          <table:table-cell office:value-type="float" office:value="814.16" calcext:value-type="float">
            <text:p>814,1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2539348602295" calcext:value-type="float">
            <text:p>0,202539348602295</text:p>
          </table:table-cell>
          <table:table-cell office:value-type="float" office:value="797.71" calcext:value-type="float">
            <text:p>797,7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28907585144" calcext:value-type="float">
            <text:p>0,20228907585144</text:p>
          </table:table-cell>
          <table:table-cell office:value-type="float" office:value="761.11" calcext:value-type="float">
            <text:p>761,1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419426441193" calcext:value-type="float">
            <text:p>0,202419426441193</text:p>
          </table:table-cell>
          <table:table-cell office:value-type="float" office:value="927.96" calcext:value-type="float">
            <text:p>927,9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2530372142792" calcext:value-type="float">
            <text:p>0,202530372142792</text:p>
          </table:table-cell>
          <table:table-cell office:value-type="float" office:value="855.09" calcext:value-type="float">
            <text:p>855,09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2941212654114" calcext:value-type="float">
            <text:p>0,202941212654114</text:p>
          </table:table-cell>
          <table:table-cell office:value-type="float" office:value="791.72" calcext:value-type="float">
            <text:p>791,7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754328250885" calcext:value-type="float">
            <text:p>0,202754328250885</text:p>
          </table:table-cell>
          <table:table-cell office:value-type="float" office:value="809.8" calcext:value-type="float">
            <text:p>809,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265501022339" calcext:value-type="float">
            <text:p>0,202265501022339</text:p>
          </table:table-cell>
          <table:table-cell office:value-type="float" office:value="894.68" calcext:value-type="float">
            <text:p>894,6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215085029602" calcext:value-type="float">
            <text:p>0,202215085029602</text:p>
          </table:table-cell>
          <table:table-cell office:value-type="float" office:value="975.14" calcext:value-type="float">
            <text:p>975,1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823665142059" calcext:value-type="float">
            <text:p>0,202823665142059</text:p>
          </table:table-cell>
          <table:table-cell office:value-type="float" office:value="839.15" calcext:value-type="float">
            <text:p>839,1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212672233582" calcext:value-type="float">
            <text:p>0,202212672233582</text:p>
          </table:table-cell>
          <table:table-cell office:value-type="float" office:value="801.63" calcext:value-type="float">
            <text:p>801,6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420156002045" calcext:value-type="float">
            <text:p>0,202420156002045</text:p>
          </table:table-cell>
          <table:table-cell office:value-type="float" office:value="800.61" calcext:value-type="float">
            <text:p>800,6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530970573425" calcext:value-type="float">
            <text:p>0,202530970573425</text:p>
          </table:table-cell>
          <table:table-cell office:value-type="float" office:value="801.35" calcext:value-type="float">
            <text:p>801,3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388579845428" calcext:value-type="float">
            <text:p>0,202388579845428</text:p>
          </table:table-cell>
          <table:table-cell office:value-type="float" office:value="847.35" calcext:value-type="float">
            <text:p>847,3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562870979309" calcext:value-type="float">
            <text:p>0,202562870979309</text:p>
          </table:table-cell>
          <table:table-cell office:value-type="float" office:value="761.49" calcext:value-type="float">
            <text:p>761,4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2427043914795" calcext:value-type="float">
            <text:p>0,202427043914795</text:p>
          </table:table-cell>
          <table:table-cell office:value-type="float" office:value="916.55" calcext:value-type="float">
            <text:p>916,5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582859992981" calcext:value-type="float">
            <text:p>0,202582859992981</text:p>
          </table:table-cell>
          <table:table-cell office:value-type="float" office:value="766.62" calcext:value-type="float">
            <text:p>766,6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535936832428" calcext:value-type="float">
            <text:p>0,202535936832428</text:p>
          </table:table-cell>
          <table:table-cell office:value-type="float" office:value="839.7" calcext:value-type="float">
            <text:p>839,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416954040527" calcext:value-type="float">
            <text:p>0,202416954040527</text:p>
          </table:table-cell>
          <table:table-cell office:value-type="float" office:value="856.31" calcext:value-type="float">
            <text:p>856,3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205936908722" calcext:value-type="float">
            <text:p>0,202205936908722</text:p>
          </table:table-cell>
          <table:table-cell office:value-type="float" office:value="852.26" calcext:value-type="float">
            <text:p>852,2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870917320251" calcext:value-type="float">
            <text:p>0,202870917320251</text:p>
          </table:table-cell>
          <table:table-cell office:value-type="float" office:value="884.41" calcext:value-type="float">
            <text:p>884,4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396824359894" calcext:value-type="float">
            <text:p>0,202396824359894</text:p>
          </table:table-cell>
          <table:table-cell office:value-type="float" office:value="965.68" calcext:value-type="float">
            <text:p>965,6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420878410339" calcext:value-type="float">
            <text:p>0,202420878410339</text:p>
          </table:table-cell>
          <table:table-cell office:value-type="float" office:value="703.31" calcext:value-type="float">
            <text:p>703,3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349917888641" calcext:value-type="float">
            <text:p>0,202349917888641</text:p>
          </table:table-cell>
          <table:table-cell office:value-type="float" office:value="716.58" calcext:value-type="float">
            <text:p>716,5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454180717468" calcext:value-type="float">
            <text:p>0,202454180717468</text:p>
          </table:table-cell>
          <table:table-cell office:value-type="float" office:value="926.64" calcext:value-type="float">
            <text:p>926,6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173602581024" calcext:value-type="float">
            <text:p>0,202173602581024</text:p>
          </table:table-cell>
          <table:table-cell office:value-type="float" office:value="919.26" calcext:value-type="float">
            <text:p>919,2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2478520870209" calcext:value-type="float">
            <text:p>0,202478520870209</text:p>
          </table:table-cell>
          <table:table-cell office:value-type="float" office:value="891.8" calcext:value-type="float">
            <text:p>891,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287037372589" calcext:value-type="float">
            <text:p>0,202287037372589</text:p>
          </table:table-cell>
          <table:table-cell office:value-type="float" office:value="1037.57" calcext:value-type="float">
            <text:p>1037,5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46.265333333333" calcext:value-type="float">
            <text:p>846,265333333333</text:p>
          </table:table-cell>
          <table:table-cell/>
        </table:table-row>
      </table:table>
      <table:table table:name="TESTBENCH_metaheu_ts__niter_10_search_anxious_init_one2one_memory_5_times4ave_100_maxs_0.2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38472700119" calcext:value-type="float">
            <text:p>0,20238472700119</text:p>
          </table:table-cell>
          <table:table-cell office:value-type="float" office:value="828.71" calcext:value-type="float">
            <text:p>828,7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313847541809" calcext:value-type="float">
            <text:p>0,202313847541809</text:p>
          </table:table-cell>
          <table:table-cell office:value-type="float" office:value="811.17" calcext:value-type="float">
            <text:p>811,1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573747634888" calcext:value-type="float">
            <text:p>0,202573747634888</text:p>
          </table:table-cell>
          <table:table-cell office:value-type="float" office:value="808.96" calcext:value-type="float">
            <text:p>808,9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2400043010712" calcext:value-type="float">
            <text:p>0,202400043010712</text:p>
          </table:table-cell>
          <table:table-cell office:value-type="float" office:value="798.11" calcext:value-type="float">
            <text:p>798,1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411639690399" calcext:value-type="float">
            <text:p>0,202411639690399</text:p>
          </table:table-cell>
          <table:table-cell office:value-type="float" office:value="763.28" calcext:value-type="float">
            <text:p>763,2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439985275269" calcext:value-type="float">
            <text:p>0,202439985275269</text:p>
          </table:table-cell>
          <table:table-cell office:value-type="float" office:value="908.27" calcext:value-type="float">
            <text:p>908,2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2086498737335" calcext:value-type="float">
            <text:p>0,202086498737335</text:p>
          </table:table-cell>
          <table:table-cell office:value-type="float" office:value="843.99" calcext:value-type="float">
            <text:p>843,9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2670032978058" calcext:value-type="float">
            <text:p>0,202670032978058</text:p>
          </table:table-cell>
          <table:table-cell office:value-type="float" office:value="764.25" calcext:value-type="float">
            <text:p>764,2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346968650818" calcext:value-type="float">
            <text:p>0,202346968650818</text:p>
          </table:table-cell>
          <table:table-cell office:value-type="float" office:value="802.42" calcext:value-type="float">
            <text:p>802,4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208318710327" calcext:value-type="float">
            <text:p>0,202208318710327</text:p>
          </table:table-cell>
          <table:table-cell office:value-type="float" office:value="887.97" calcext:value-type="float">
            <text:p>887,9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19722032547" calcext:value-type="float">
            <text:p>0,20219722032547</text:p>
          </table:table-cell>
          <table:table-cell office:value-type="float" office:value="975.84" calcext:value-type="float">
            <text:p>975,8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279415130615" calcext:value-type="float">
            <text:p>0,202279415130615</text:p>
          </table:table-cell>
          <table:table-cell office:value-type="float" office:value="822.33" calcext:value-type="float">
            <text:p>822,3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396767139435" calcext:value-type="float">
            <text:p>0,202396767139435</text:p>
          </table:table-cell>
          <table:table-cell office:value-type="float" office:value="768.92" calcext:value-type="float">
            <text:p>768,9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484602928162" calcext:value-type="float">
            <text:p>0,202484602928162</text:p>
          </table:table-cell>
          <table:table-cell office:value-type="float" office:value="793.9" calcext:value-type="float">
            <text:p>793,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521154880524" calcext:value-type="float">
            <text:p>0,202521154880524</text:p>
          </table:table-cell>
          <table:table-cell office:value-type="float" office:value="794.55" calcext:value-type="float">
            <text:p>794,5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280898094177" calcext:value-type="float">
            <text:p>0,202280898094177</text:p>
          </table:table-cell>
          <table:table-cell office:value-type="float" office:value="860.81" calcext:value-type="float">
            <text:p>860,8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196371555328" calcext:value-type="float">
            <text:p>0,202196371555328</text:p>
          </table:table-cell>
          <table:table-cell office:value-type="float" office:value="746.2" calcext:value-type="float">
            <text:p>746,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1899516582489" calcext:value-type="float">
            <text:p>0,201899516582489</text:p>
          </table:table-cell>
          <table:table-cell office:value-type="float" office:value="918.72" calcext:value-type="float">
            <text:p>918,72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407772541046" calcext:value-type="float">
            <text:p>0,202407772541046</text:p>
          </table:table-cell>
          <table:table-cell office:value-type="float" office:value="773.85" calcext:value-type="float">
            <text:p>773,8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386474609375" calcext:value-type="float">
            <text:p>0,202386474609375</text:p>
          </table:table-cell>
          <table:table-cell office:value-type="float" office:value="822.14" calcext:value-type="float">
            <text:p>822,14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642452716827" calcext:value-type="float">
            <text:p>0,202642452716827</text:p>
          </table:table-cell>
          <table:table-cell office:value-type="float" office:value="865.58" calcext:value-type="float">
            <text:p>865,5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484426498413" calcext:value-type="float">
            <text:p>0,202484426498413</text:p>
          </table:table-cell>
          <table:table-cell office:value-type="float" office:value="853.28" calcext:value-type="float">
            <text:p>853,2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242865562439" calcext:value-type="float">
            <text:p>0,202242865562439</text:p>
          </table:table-cell>
          <table:table-cell office:value-type="float" office:value="888.43" calcext:value-type="float">
            <text:p>888,4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181298732758" calcext:value-type="float">
            <text:p>0,202181298732758</text:p>
          </table:table-cell>
          <table:table-cell office:value-type="float" office:value="935.07" calcext:value-type="float">
            <text:p>935,0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025008201599" calcext:value-type="float">
            <text:p>0,202025008201599</text:p>
          </table:table-cell>
          <table:table-cell office:value-type="float" office:value="706.86" calcext:value-type="float">
            <text:p>706,8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291510105133" calcext:value-type="float">
            <text:p>0,202291510105133</text:p>
          </table:table-cell>
          <table:table-cell office:value-type="float" office:value="706.35" calcext:value-type="float">
            <text:p>706,3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478041648865" calcext:value-type="float">
            <text:p>0,202478041648865</text:p>
          </table:table-cell>
          <table:table-cell office:value-type="float" office:value="935.77" calcext:value-type="float">
            <text:p>935,7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417688369751" calcext:value-type="float">
            <text:p>0,202417688369751</text:p>
          </table:table-cell>
          <table:table-cell office:value-type="float" office:value="915.22" calcext:value-type="float">
            <text:p>915,22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2540936470032" calcext:value-type="float">
            <text:p>0,202540936470032</text:p>
          </table:table-cell>
          <table:table-cell office:value-type="float" office:value="875.52" calcext:value-type="float">
            <text:p>875,5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176549434662" calcext:value-type="float">
            <text:p>0,202176549434662</text:p>
          </table:table-cell>
          <table:table-cell office:value-type="float" office:value="1043.87" calcext:value-type="float">
            <text:p>1043,8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40.678" calcext:value-type="float">
            <text:p>840,678</text:p>
          </table:table-cell>
          <table:table-cell/>
        </table:table-row>
      </table:table>
      <table:table table:name="TESTBENCH_metaheu_ts__niter_10_search_anxious_init_one2one_memory_10_times4ave_100_maxs_0.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023692131042" calcext:value-type="float">
            <text:p>0,202023692131042</text:p>
          </table:table-cell>
          <table:table-cell office:value-type="float" office:value="831.95" calcext:value-type="float">
            <text:p>831,95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465643882751" calcext:value-type="float">
            <text:p>0,202465643882751</text:p>
          </table:table-cell>
          <table:table-cell office:value-type="float" office:value="781.66" calcext:value-type="float">
            <text:p>781,6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30700969696" calcext:value-type="float">
            <text:p>0,20230700969696</text:p>
          </table:table-cell>
          <table:table-cell office:value-type="float" office:value="806.6" calcext:value-type="float">
            <text:p>806,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2375671863556" calcext:value-type="float">
            <text:p>0,202375671863556</text:p>
          </table:table-cell>
          <table:table-cell office:value-type="float" office:value="793.02" calcext:value-type="float">
            <text:p>793,0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394940853119" calcext:value-type="float">
            <text:p>0,202394940853119</text:p>
          </table:table-cell>
          <table:table-cell office:value-type="float" office:value="751.83" calcext:value-type="float">
            <text:p>751,8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473652362823" calcext:value-type="float">
            <text:p>0,202473652362823</text:p>
          </table:table-cell>
          <table:table-cell office:value-type="float" office:value="891.91" calcext:value-type="float">
            <text:p>891,9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2337062358856" calcext:value-type="float">
            <text:p>0,202337062358856</text:p>
          </table:table-cell>
          <table:table-cell office:value-type="float" office:value="836.15" calcext:value-type="float">
            <text:p>836,1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1998591423035" calcext:value-type="float">
            <text:p>0,201998591423035</text:p>
          </table:table-cell>
          <table:table-cell office:value-type="float" office:value="775.1" calcext:value-type="float">
            <text:p>775,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344832420349" calcext:value-type="float">
            <text:p>0,202344832420349</text:p>
          </table:table-cell>
          <table:table-cell office:value-type="float" office:value="794.54" calcext:value-type="float">
            <text:p>794,54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499125003815" calcext:value-type="float">
            <text:p>0,202499125003815</text:p>
          </table:table-cell>
          <table:table-cell office:value-type="float" office:value="877.17" calcext:value-type="float">
            <text:p>877,1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275865077972" calcext:value-type="float">
            <text:p>0,202275865077972</text:p>
          </table:table-cell>
          <table:table-cell office:value-type="float" office:value="957.67" calcext:value-type="float">
            <text:p>957,6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503452301025" calcext:value-type="float">
            <text:p>0,202503452301025</text:p>
          </table:table-cell>
          <table:table-cell office:value-type="float" office:value="809.13" calcext:value-type="float">
            <text:p>809,1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37982749939" calcext:value-type="float">
            <text:p>0,20237982749939</text:p>
          </table:table-cell>
          <table:table-cell office:value-type="float" office:value="775.43" calcext:value-type="float">
            <text:p>775,4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421295642853" calcext:value-type="float">
            <text:p>0,202421295642853</text:p>
          </table:table-cell>
          <table:table-cell office:value-type="float" office:value="790.52" calcext:value-type="float">
            <text:p>790,5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438235282898" calcext:value-type="float">
            <text:p>0,202438235282898</text:p>
          </table:table-cell>
          <table:table-cell office:value-type="float" office:value="801.91" calcext:value-type="float">
            <text:p>801,9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366609573364" calcext:value-type="float">
            <text:p>0,202366609573364</text:p>
          </table:table-cell>
          <table:table-cell office:value-type="float" office:value="844.69" calcext:value-type="float">
            <text:p>844,69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263553142548" calcext:value-type="float">
            <text:p>0,202263553142548</text:p>
          </table:table-cell>
          <table:table-cell office:value-type="float" office:value="745.68" calcext:value-type="float">
            <text:p>745,6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2223541736603" calcext:value-type="float">
            <text:p>0,202223541736603</text:p>
          </table:table-cell>
          <table:table-cell office:value-type="float" office:value="919.79" calcext:value-type="float">
            <text:p>919,7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534408569336" calcext:value-type="float">
            <text:p>0,202534408569336</text:p>
          </table:table-cell>
          <table:table-cell office:value-type="float" office:value="776.1" calcext:value-type="float">
            <text:p>776,1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079713344574" calcext:value-type="float">
            <text:p>0,202079713344574</text:p>
          </table:table-cell>
          <table:table-cell office:value-type="float" office:value="810.83" calcext:value-type="float">
            <text:p>810,8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424502372742" calcext:value-type="float">
            <text:p>0,202424502372742</text:p>
          </table:table-cell>
          <table:table-cell office:value-type="float" office:value="855.07" calcext:value-type="float">
            <text:p>855,0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55913734436" calcext:value-type="float">
            <text:p>0,20255913734436</text:p>
          </table:table-cell>
          <table:table-cell office:value-type="float" office:value="872.2" calcext:value-type="float">
            <text:p>872,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261552810669" calcext:value-type="float">
            <text:p>0,202261552810669</text:p>
          </table:table-cell>
          <table:table-cell office:value-type="float" office:value="890.91" calcext:value-type="float">
            <text:p>890,9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258851528168" calcext:value-type="float">
            <text:p>0,202258851528168</text:p>
          </table:table-cell>
          <table:table-cell office:value-type="float" office:value="935.28" calcext:value-type="float">
            <text:p>935,2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29918718338" calcext:value-type="float">
            <text:p>0,20229918718338</text:p>
          </table:table-cell>
          <table:table-cell office:value-type="float" office:value="704.49" calcext:value-type="float">
            <text:p>704,4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379908561707" calcext:value-type="float">
            <text:p>0,202379908561707</text:p>
          </table:table-cell>
          <table:table-cell office:value-type="float" office:value="726.11" calcext:value-type="float">
            <text:p>726,1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467453479767" calcext:value-type="float">
            <text:p>0,202467453479767</text:p>
          </table:table-cell>
          <table:table-cell office:value-type="float" office:value="920.84" calcext:value-type="float">
            <text:p>920,84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207343578339" calcext:value-type="float">
            <text:p>0,202207343578339</text:p>
          </table:table-cell>
          <table:table-cell office:value-type="float" office:value="907.57" calcext:value-type="float">
            <text:p>907,57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1933073997498" calcext:value-type="float">
            <text:p>0,201933073997498</text:p>
          </table:table-cell>
          <table:table-cell office:value-type="float" office:value="880.72" calcext:value-type="float">
            <text:p>880,7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236320972443" calcext:value-type="float">
            <text:p>0,202236320972443</text:p>
          </table:table-cell>
          <table:table-cell office:value-type="float" office:value="1053.65" calcext:value-type="float">
            <text:p>1053,65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37.284" calcext:value-type="float">
            <text:p>837,284</text:p>
          </table:table-cell>
          <table:table-cell/>
        </table:table-row>
      </table:table>
      <table:table table:name="TESTBENCH_metaheu_ts__niter_10_search_anxious_init_one2one_memory_30_times4ave_100_maxs_0.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420675754547" calcext:value-type="float">
            <text:p>0,202420675754547</text:p>
          </table:table-cell>
          <table:table-cell office:value-type="float" office:value="851.49" calcext:value-type="float">
            <text:p>851,4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210714817047" calcext:value-type="float">
            <text:p>0,202210714817047</text:p>
          </table:table-cell>
          <table:table-cell office:value-type="float" office:value="805.71" calcext:value-type="float">
            <text:p>805,7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538075447082" calcext:value-type="float">
            <text:p>0,202538075447082</text:p>
          </table:table-cell>
          <table:table-cell office:value-type="float" office:value="813.13" calcext:value-type="float">
            <text:p>813,1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234484910965" calcext:value-type="float">
            <text:p>0,20234484910965</text:p>
          </table:table-cell>
          <table:table-cell office:value-type="float" office:value="799.79" calcext:value-type="float">
            <text:p>799,7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193520069122" calcext:value-type="float">
            <text:p>0,202193520069122</text:p>
          </table:table-cell>
          <table:table-cell office:value-type="float" office:value="745.39" calcext:value-type="float">
            <text:p>745,3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228741645813" calcext:value-type="float">
            <text:p>0,202228741645813</text:p>
          </table:table-cell>
          <table:table-cell office:value-type="float" office:value="899.34" calcext:value-type="float">
            <text:p>899,34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1984264850616" calcext:value-type="float">
            <text:p>0,201984264850616</text:p>
          </table:table-cell>
          <table:table-cell office:value-type="float" office:value="858.67" calcext:value-type="float">
            <text:p>858,67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2624967098236" calcext:value-type="float">
            <text:p>0,202624967098236</text:p>
          </table:table-cell>
          <table:table-cell office:value-type="float" office:value="773.58" calcext:value-type="float">
            <text:p>773,5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395911216736" calcext:value-type="float">
            <text:p>0,202395911216736</text:p>
          </table:table-cell>
          <table:table-cell office:value-type="float" office:value="797.01" calcext:value-type="float">
            <text:p>797,0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448196411133" calcext:value-type="float">
            <text:p>0,202448196411133</text:p>
          </table:table-cell>
          <table:table-cell office:value-type="float" office:value="873.79" calcext:value-type="float">
            <text:p>873,79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372918128967" calcext:value-type="float">
            <text:p>0,202372918128967</text:p>
          </table:table-cell>
          <table:table-cell office:value-type="float" office:value="972.25" calcext:value-type="float">
            <text:p>972,25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631125450134" calcext:value-type="float">
            <text:p>0,202631125450134</text:p>
          </table:table-cell>
          <table:table-cell office:value-type="float" office:value="827.73" calcext:value-type="float">
            <text:p>827,7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314193248749" calcext:value-type="float">
            <text:p>0,202314193248749</text:p>
          </table:table-cell>
          <table:table-cell office:value-type="float" office:value="774.18" calcext:value-type="float">
            <text:p>774,1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405135631561" calcext:value-type="float">
            <text:p>0,202405135631561</text:p>
          </table:table-cell>
          <table:table-cell office:value-type="float" office:value="808.18" calcext:value-type="float">
            <text:p>808,1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194042205811" calcext:value-type="float">
            <text:p>0,202194042205811</text:p>
          </table:table-cell>
          <table:table-cell office:value-type="float" office:value="804.11" calcext:value-type="float">
            <text:p>804,1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26902961731" calcext:value-type="float">
            <text:p>0,20226902961731</text:p>
          </table:table-cell>
          <table:table-cell office:value-type="float" office:value="845.35" calcext:value-type="float">
            <text:p>845,3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127895355225" calcext:value-type="float">
            <text:p>0,202127895355225</text:p>
          </table:table-cell>
          <table:table-cell office:value-type="float" office:value="744.8" calcext:value-type="float">
            <text:p>744,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2129292488098" calcext:value-type="float">
            <text:p>0,202129292488098</text:p>
          </table:table-cell>
          <table:table-cell office:value-type="float" office:value="905.41" calcext:value-type="float">
            <text:p>905,4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209537029266" calcext:value-type="float">
            <text:p>0,202209537029266</text:p>
          </table:table-cell>
          <table:table-cell office:value-type="float" office:value="769.61" calcext:value-type="float">
            <text:p>769,6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252609729767" calcext:value-type="float">
            <text:p>0,202252609729767</text:p>
          </table:table-cell>
          <table:table-cell office:value-type="float" office:value="814.45" calcext:value-type="float">
            <text:p>814,4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474563121796" calcext:value-type="float">
            <text:p>0,202474563121796</text:p>
          </table:table-cell>
          <table:table-cell office:value-type="float" office:value="870.02" calcext:value-type="float">
            <text:p>870,0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325026988983" calcext:value-type="float">
            <text:p>0,202325026988983</text:p>
          </table:table-cell>
          <table:table-cell office:value-type="float" office:value="855.02" calcext:value-type="float">
            <text:p>855,0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49664068222" calcext:value-type="float">
            <text:p>0,20249664068222</text:p>
          </table:table-cell>
          <table:table-cell office:value-type="float" office:value="904.8" calcext:value-type="float">
            <text:p>904,8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116730213165" calcext:value-type="float">
            <text:p>0,202116730213165</text:p>
          </table:table-cell>
          <table:table-cell office:value-type="float" office:value="961.94" calcext:value-type="float">
            <text:p>961,94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34441280365" calcext:value-type="float">
            <text:p>0,20234441280365</text:p>
          </table:table-cell>
          <table:table-cell office:value-type="float" office:value="696.57" calcext:value-type="float">
            <text:p>696,5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270166873932" calcext:value-type="float">
            <text:p>0,202270166873932</text:p>
          </table:table-cell>
          <table:table-cell office:value-type="float" office:value="729.49" calcext:value-type="float">
            <text:p>729,4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222034931183" calcext:value-type="float">
            <text:p>0,202222034931183</text:p>
          </table:table-cell>
          <table:table-cell office:value-type="float" office:value="928.72" calcext:value-type="float">
            <text:p>928,72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279920578003" calcext:value-type="float">
            <text:p>0,202279920578003</text:p>
          </table:table-cell>
          <table:table-cell office:value-type="float" office:value="925.45" calcext:value-type="float">
            <text:p>925,4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2272481918335" calcext:value-type="float">
            <text:p>0,202272481918335</text:p>
          </table:table-cell>
          <table:table-cell office:value-type="float" office:value="859.21" calcext:value-type="float">
            <text:p>859,2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007071971893" calcext:value-type="float">
            <text:p>0,202007071971893</text:p>
          </table:table-cell>
          <table:table-cell office:value-type="float" office:value="1042.17" calcext:value-type="float">
            <text:p>1042,1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41.912" calcext:value-type="float">
            <text:p>841,912</text:p>
          </table:table-cell>
          <table:table-cell/>
        </table:table-row>
      </table:table>
      <table:table table:name="TESTBENCH_metaheu_ts__niter_10_search_anxious_init_one2one_memory_100_times4ave_100_maxs_0.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517793178558" calcext:value-type="float">
            <text:p>0,202517793178558</text:p>
          </table:table-cell>
          <table:table-cell office:value-type="float" office:value="833.99" calcext:value-type="float">
            <text:p>833,9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146861553192" calcext:value-type="float">
            <text:p>0,202146861553192</text:p>
          </table:table-cell>
          <table:table-cell office:value-type="float" office:value="810.22" calcext:value-type="float">
            <text:p>810,2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665016651154" calcext:value-type="float">
            <text:p>0,202665016651154</text:p>
          </table:table-cell>
          <table:table-cell office:value-type="float" office:value="818.45" calcext:value-type="float">
            <text:p>818,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1963005065918" calcext:value-type="float">
            <text:p>0,201963005065918</text:p>
          </table:table-cell>
          <table:table-cell office:value-type="float" office:value="790.09" calcext:value-type="float">
            <text:p>790,0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197096347809" calcext:value-type="float">
            <text:p>0,202197096347809</text:p>
          </table:table-cell>
          <table:table-cell office:value-type="float" office:value="743.06" calcext:value-type="float">
            <text:p>743,0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37432718277" calcext:value-type="float">
            <text:p>0,20237432718277</text:p>
          </table:table-cell>
          <table:table-cell office:value-type="float" office:value="906.85" calcext:value-type="float">
            <text:p>906,8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219330072403" calcext:value-type="float">
            <text:p>0,20219330072403</text:p>
          </table:table-cell>
          <table:table-cell office:value-type="float" office:value="839.23" calcext:value-type="float">
            <text:p>839,2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2148838043213" calcext:value-type="float">
            <text:p>0,202148838043213</text:p>
          </table:table-cell>
          <table:table-cell office:value-type="float" office:value="784.83" calcext:value-type="float">
            <text:p>784,8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429711818695" calcext:value-type="float">
            <text:p>0,202429711818695</text:p>
          </table:table-cell>
          <table:table-cell office:value-type="float" office:value="778.32" calcext:value-type="float">
            <text:p>778,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376224994659" calcext:value-type="float">
            <text:p>0,202376224994659</text:p>
          </table:table-cell>
          <table:table-cell office:value-type="float" office:value="879.72" calcext:value-type="float">
            <text:p>879,7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344586849213" calcext:value-type="float">
            <text:p>0,202344586849213</text:p>
          </table:table-cell>
          <table:table-cell office:value-type="float" office:value="961.97" calcext:value-type="float">
            <text:p>961,9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371716499329" calcext:value-type="float">
            <text:p>0,202371716499329</text:p>
          </table:table-cell>
          <table:table-cell office:value-type="float" office:value="806.65" calcext:value-type="float">
            <text:p>806,6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446849346161" calcext:value-type="float">
            <text:p>0,202446849346161</text:p>
          </table:table-cell>
          <table:table-cell office:value-type="float" office:value="779.98" calcext:value-type="float">
            <text:p>779,98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060496807098" calcext:value-type="float">
            <text:p>0,202060496807098</text:p>
          </table:table-cell>
          <table:table-cell office:value-type="float" office:value="800.09" calcext:value-type="float">
            <text:p>800,0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346904277802" calcext:value-type="float">
            <text:p>0,202346904277802</text:p>
          </table:table-cell>
          <table:table-cell office:value-type="float" office:value="806.54" calcext:value-type="float">
            <text:p>806,54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284934520721" calcext:value-type="float">
            <text:p>0,202284934520721</text:p>
          </table:table-cell>
          <table:table-cell office:value-type="float" office:value="848.06" calcext:value-type="float">
            <text:p>848,0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442681789398" calcext:value-type="float">
            <text:p>0,202442681789398</text:p>
          </table:table-cell>
          <table:table-cell office:value-type="float" office:value="748.45" calcext:value-type="float">
            <text:p>748,4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2412638664246" calcext:value-type="float">
            <text:p>0,202412638664246</text:p>
          </table:table-cell>
          <table:table-cell office:value-type="float" office:value="916.3" calcext:value-type="float">
            <text:p>916,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51980304718" calcext:value-type="float">
            <text:p>0,20251980304718</text:p>
          </table:table-cell>
          <table:table-cell office:value-type="float" office:value="775.11" calcext:value-type="float">
            <text:p>775,1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498173713684" calcext:value-type="float">
            <text:p>0,202498173713684</text:p>
          </table:table-cell>
          <table:table-cell office:value-type="float" office:value="823.98" calcext:value-type="float">
            <text:p>823,9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339491844177" calcext:value-type="float">
            <text:p>0,202339491844177</text:p>
          </table:table-cell>
          <table:table-cell office:value-type="float" office:value="867" calcext:value-type="float">
            <text:p>86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193155288696" calcext:value-type="float">
            <text:p>0,202193155288696</text:p>
          </table:table-cell>
          <table:table-cell office:value-type="float" office:value="861" calcext:value-type="float">
            <text:p>86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512037754059" calcext:value-type="float">
            <text:p>0,202512037754059</text:p>
          </table:table-cell>
          <table:table-cell office:value-type="float" office:value="879.97" calcext:value-type="float">
            <text:p>879,9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321135997772" calcext:value-type="float">
            <text:p>0,202321135997772</text:p>
          </table:table-cell>
          <table:table-cell office:value-type="float" office:value="925.04" calcext:value-type="float">
            <text:p>925,04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640373706818" calcext:value-type="float">
            <text:p>0,202640373706818</text:p>
          </table:table-cell>
          <table:table-cell office:value-type="float" office:value="701.14" calcext:value-type="float">
            <text:p>701,14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091746330261" calcext:value-type="float">
            <text:p>0,202091746330261</text:p>
          </table:table-cell>
          <table:table-cell office:value-type="float" office:value="723.64" calcext:value-type="float">
            <text:p>723,6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325522899628" calcext:value-type="float">
            <text:p>0,202325522899628</text:p>
          </table:table-cell>
          <table:table-cell office:value-type="float" office:value="922.98" calcext:value-type="float">
            <text:p>922,98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079582214355" calcext:value-type="float">
            <text:p>0,202079582214355</text:p>
          </table:table-cell>
          <table:table-cell office:value-type="float" office:value="914.11" calcext:value-type="float">
            <text:p>914,1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2621092796326" calcext:value-type="float">
            <text:p>0,202621092796326</text:p>
          </table:table-cell>
          <table:table-cell office:value-type="float" office:value="897.1" calcext:value-type="float">
            <text:p>897,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141606807709" calcext:value-type="float">
            <text:p>0,202141606807709</text:p>
          </table:table-cell>
          <table:table-cell office:value-type="float" office:value="1064.75" calcext:value-type="float">
            <text:p>1064,7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40.287333333333" calcext:value-type="float">
            <text:p>840,287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0:52:27.9206952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10:14:40.073977625</meta:creation-date>
    <meta:generator>LibreOffice/6.4.6.2$Linux_X86_64 LibreOffice_project/40$Build-2</meta:generator>
    <dc:date>2021-01-02T11:37:35.878621642</dc:date>
    <meta:editing-duration>PT24M48S</meta:editing-duration>
    <meta:editing-cycles>5</meta:editing-cycles>
    <meta:document-statistic meta:table-count="6" meta:cell-count="775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680" chart:maximum="10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draw:fill-color="#bf819e"/>
      <style:text-properties fo:font-size="10pt" style:font-size-asian="10pt" style:font-size-complex="10pt"/>
    </style:style>
    <style:style style:name="ch9" style:family="chart">
      <style:graphic-properties svg:stroke-color="#bf819e"/>
    </style:style>
    <style:style style:name="ch10" style:family="chart">
      <style:graphic-properties svg:stroke-color="#bf819e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link-data-style-to-source="true" chart:mean-value="true"/>
      <style:graphic-properties draw:stroke="none" draw:fill-color="#ffff6d"/>
      <style:text-properties fo:font-size="10pt" style:font-size-asian="10pt" style:font-size-complex="10pt"/>
    </style:style>
    <style:style style:name="ch13" style:family="chart">
      <style:graphic-properties svg:stroke-color="#ffff6d"/>
    </style:style>
    <style:style style:name="ch14" style:family="chart">
      <style:graphic-properties svg:stroke-color="#ffff6d"/>
    </style:style>
    <style:style style:name="ch15" style:family="chart" style:data-style-name="N0">
      <style:chart-properties chart:link-data-style-to-source="true" chart:mean-value="true"/>
      <style:graphic-properties draw:stroke="none" draw:fill-color="#5eb91e"/>
      <style:text-properties fo:font-size="10pt" style:font-size-asian="10pt" style:font-size-complex="10pt"/>
    </style:style>
    <style:style style:name="ch16" style:family="chart">
      <style:graphic-properties svg:stroke-color="#5eb91e"/>
    </style:style>
    <style:style style:name="ch17" style:family="chart">
      <style:graphic-properties svg:stroke-color="#5eb91e"/>
    </style:style>
    <style:style style:name="ch18" style:family="chart" style:data-style-name="N0">
      <style:chart-properties chart:link-data-style-to-source="true" chart:mean-value="true"/>
      <style:graphic-properties draw:stroke="none" draw:fill-color="#729fcf"/>
      <style:text-properties fo:font-size="10pt" style:font-size-asian="10pt" style:font-size-complex="10pt"/>
    </style:style>
    <style:style style:name="ch19" style:family="chart">
      <style:graphic-properties svg:stroke-color="#729fcf"/>
    </style:style>
    <style:style style:name="ch20" style:family="chart">
      <style:graphic-properties svg:stroke-color="#729fcf"/>
    </style:style>
    <style:style style:name="ch21" style:family="chart" style:data-style-name="N0">
      <style:chart-properties chart:link-data-style-to-source="true" chart:mean-value="true"/>
      <style:graphic-properties draw:stroke="none" draw:fill-color="#ff6d6d"/>
      <style:text-properties fo:font-size="10pt" style:font-size-asian="10pt" style:font-size-complex="10pt"/>
    </style:style>
    <style:style style:name="ch22" style:family="chart">
      <style:graphic-properties svg:stroke-color="#ff6d6d"/>
    </style:style>
    <style:style style:name="ch23" style:family="chart">
      <style:graphic-properties svg:stroke-color="#ff6d6d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60.739cm" svg:height="14.609cm" xlink:href=".." xlink:type="simple" chart:class="chart:bar" chart:style-name="ch1">
        <chart:title svg:x="27.375cm" svg:y="0.428cm" chart:style-name="ch2">
          <text:p>TS: Memory size comparison</text:p>
        </chart:title>
        <chart:legend chart:legend-position="bottom" svg:x="12.779cm" svg:y="14.01cm" style:legend-expansion="wide" chart:style-name="ch3"/>
        <chart:plot-area chart:style-name="ch4" table:cell-range-address="'TESTBENCH_metaheu_ts__niter_10_search_anxious_init_one2one_memory_2_times4ave_100_maxs_0.2'.D2:'TESTBENCH_metaheu_ts__niter_10_search_anxious_init_one2one_memory_2_times4ave_100_maxs_0.2'.D31 'TESTBENCH_metaheu_ts__niter_10_search_anxious_init_one2one_memory_5_times4ave_100_maxs_0.2'.D2:'TESTBENCH_metaheu_ts__niter_10_search_anxious_init_one2one_memory_5_times4ave_100_maxs_0.2'.D31 'TESTBENCH_metaheu_ts__niter_10_search_anxious_init_one2one_memory_10_times4ave_100_maxs_0.2'.D2:'TESTBENCH_metaheu_ts__niter_10_search_anxious_init_one2one_memory_10_times4ave_100_maxs_0.2'.D31 'TESTBENCH_metaheu_ts__niter_10_search_anxious_init_one2one_memory_30_times4ave_100_maxs_0.2'.D2:'TESTBENCH_metaheu_ts__niter_10_search_anxious_init_one2one_memory_30_times4ave_100_maxs_0.2'.D31 'TESTBENCH_metaheu_ts__niter_10_search_anxious_init_one2one_memory_100_times4ave_100_maxs_0.2'.D2:'TESTBENCH_metaheu_ts__niter_10_search_anxious_init_one2one_memory_100_times4ave_100_maxs_0.2'.D31" chart:data-source-has-labels="row" svg:x="1.214cm" svg:y="1.499cm" svg:width="58.311cm" svg:height="12.035cm">
          <chartooo:coordinate-region svg:x="2.206cm" svg:y="1.499cm" svg:width="57.319cm" svg:height="11.3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ESTBENCH_metaheu_ts__niter_10_search_anxious_init_one2one_memory_2_times4ave_100_maxs_0.2'.D2:'TESTBENCH_metaheu_ts__niter_10_search_anxious_init_one2one_memory_2_times4ave_100_maxs_0.2'.D31" loext:label-string="memory_2" chart:class="chart:bar">
            <chart:mean-value chart:style-name="ch9"/>
            <chart:regression-curve chart:style-name="ch10"/>
            <chart:data-point chart:repeated="15"/>
            <chart:data-point chart:style-name="ch11"/>
            <chart:data-point chart:repeated="14"/>
          </chart:series>
          <chart:series chart:style-name="ch12" chart:values-cell-range-address="'TESTBENCH_metaheu_ts__niter_10_search_anxious_init_one2one_memory_5_times4ave_100_maxs_0.2'.D2:'TESTBENCH_metaheu_ts__niter_10_search_anxious_init_one2one_memory_5_times4ave_100_maxs_0.2'.D31" loext:label-string="memory_5" chart:class="chart:bar">
            <chart:mean-value chart:style-name="ch13"/>
            <chart:regression-curve chart:style-name="ch14"/>
            <chart:data-point chart:repeated="30"/>
          </chart:series>
          <chart:series chart:style-name="ch15" chart:values-cell-range-address="'TESTBENCH_metaheu_ts__niter_10_search_anxious_init_one2one_memory_10_times4ave_100_maxs_0.2'.D2:'TESTBENCH_metaheu_ts__niter_10_search_anxious_init_one2one_memory_10_times4ave_100_maxs_0.2'.D31" loext:label-string="memory_10" chart:class="chart:bar">
            <chart:mean-value chart:style-name="ch16"/>
            <chart:regression-curve chart:style-name="ch17"/>
            <chart:data-point chart:repeated="30"/>
          </chart:series>
          <chart:series chart:style-name="ch18" chart:values-cell-range-address="'TESTBENCH_metaheu_ts__niter_10_search_anxious_init_one2one_memory_30_times4ave_100_maxs_0.2'.D2:'TESTBENCH_metaheu_ts__niter_10_search_anxious_init_one2one_memory_30_times4ave_100_maxs_0.2'.D31" loext:label-string="memory_30" chart:class="chart:bar">
            <chart:mean-value chart:style-name="ch19"/>
            <chart:regression-curve chart:style-name="ch20"/>
            <chart:data-point chart:repeated="30"/>
          </chart:series>
          <chart:series chart:style-name="ch21" chart:values-cell-range-address="'TESTBENCH_metaheu_ts__niter_10_search_anxious_init_one2one_memory_100_times4ave_100_maxs_0.2'.D2:'TESTBENCH_metaheu_ts__niter_10_search_anxious_init_one2one_memory_100_times4ave_100_maxs_0.2'.D31" loext:label-string="memory_100" chart:class="chart:bar">
            <chart:mean-value chart:style-name="ch22"/>
            <chart:regression-curve chart:style-name="ch23"/>
            <chart:data-point chart:repeated="3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_2</text:p>
              </table:table-cell>
              <table:table-cell office:value-type="string">
                <text:p>memory_5</text:p>
              </table:table-cell>
              <table:table-cell office:value-type="string">
                <text:p>memory_10</text:p>
              </table:table-cell>
              <table:table-cell office:value-type="string">
                <text:p>memory_30</text:p>
              </table:table-cell>
              <table:table-cell office:value-type="string">
                <text:p>memory_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2.62">
                <text:p>842.62</text:p>
                <draw:g>
                  <svg:desc>'TESTBENCH_metaheu_ts__niter_10_search_anxious_init_one2one_memory_2_times4ave_100_maxs_0.2'.D2:'TESTBENCH_metaheu_ts__niter_10_search_anxious_init_one2one_memory_2_times4ave_100_maxs_0.2'.D31</svg:desc>
                </draw:g>
              </table:table-cell>
              <table:table-cell office:value-type="float" office:value="828.71">
                <text:p>828.71</text:p>
                <draw:g>
                  <svg:desc>'TESTBENCH_metaheu_ts__niter_10_search_anxious_init_one2one_memory_5_times4ave_100_maxs_0.2'.D2:'TESTBENCH_metaheu_ts__niter_10_search_anxious_init_one2one_memory_5_times4ave_100_maxs_0.2'.D31</svg:desc>
                </draw:g>
              </table:table-cell>
              <table:table-cell office:value-type="float" office:value="831.95">
                <text:p>831.95</text:p>
                <draw:g>
                  <svg:desc>'TESTBENCH_metaheu_ts__niter_10_search_anxious_init_one2one_memory_10_times4ave_100_maxs_0.2'.D2:'TESTBENCH_metaheu_ts__niter_10_search_anxious_init_one2one_memory_10_times4ave_100_maxs_0.2'.D31</svg:desc>
                </draw:g>
              </table:table-cell>
              <table:table-cell office:value-type="float" office:value="851.49">
                <text:p>851.49</text:p>
                <draw:g>
                  <svg:desc>'TESTBENCH_metaheu_ts__niter_10_search_anxious_init_one2one_memory_30_times4ave_100_maxs_0.2'.D2:'TESTBENCH_metaheu_ts__niter_10_search_anxious_init_one2one_memory_30_times4ave_100_maxs_0.2'.D31</svg:desc>
                </draw:g>
              </table:table-cell>
              <table:table-cell office:value-type="float" office:value="833.99">
                <text:p>833.99</text:p>
                <draw:g>
                  <svg:desc>'TESTBENCH_metaheu_ts__niter_10_search_anxious_init_one2one_memory_100_times4ave_100_maxs_0.2'.D2:'TESTBENCH_metaheu_ts__niter_10_search_anxious_init_one2one_memory_100_times4ave_100_maxs_0.2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9.7">
                <text:p>789.7</text:p>
              </table:table-cell>
              <table:table-cell office:value-type="float" office:value="811.17">
                <text:p>811.17</text:p>
              </table:table-cell>
              <table:table-cell office:value-type="float" office:value="781.66">
                <text:p>781.66</text:p>
              </table:table-cell>
              <table:table-cell office:value-type="float" office:value="805.71">
                <text:p>805.71</text:p>
              </table:table-cell>
              <table:table-cell office:value-type="float" office:value="810.22">
                <text:p>810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4.16">
                <text:p>814.16</text:p>
              </table:table-cell>
              <table:table-cell office:value-type="float" office:value="808.96">
                <text:p>808.96</text:p>
              </table:table-cell>
              <table:table-cell office:value-type="float" office:value="806.6">
                <text:p>806.6</text:p>
              </table:table-cell>
              <table:table-cell office:value-type="float" office:value="813.13">
                <text:p>813.13</text:p>
              </table:table-cell>
              <table:table-cell office:value-type="float" office:value="818.45">
                <text:p>818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7.71">
                <text:p>797.71</text:p>
              </table:table-cell>
              <table:table-cell office:value-type="float" office:value="798.11">
                <text:p>798.11</text:p>
              </table:table-cell>
              <table:table-cell office:value-type="float" office:value="793.02">
                <text:p>793.02</text:p>
              </table:table-cell>
              <table:table-cell office:value-type="float" office:value="799.79">
                <text:p>799.79</text:p>
              </table:table-cell>
              <table:table-cell office:value-type="float" office:value="790.09">
                <text:p>79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1.11">
                <text:p>761.11</text:p>
              </table:table-cell>
              <table:table-cell office:value-type="float" office:value="763.28">
                <text:p>763.28</text:p>
              </table:table-cell>
              <table:table-cell office:value-type="float" office:value="751.83">
                <text:p>751.83</text:p>
              </table:table-cell>
              <table:table-cell office:value-type="float" office:value="745.39">
                <text:p>745.39</text:p>
              </table:table-cell>
              <table:table-cell office:value-type="float" office:value="743.06">
                <text:p>743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7.96">
                <text:p>927.96</text:p>
              </table:table-cell>
              <table:table-cell office:value-type="float" office:value="908.27">
                <text:p>908.27</text:p>
              </table:table-cell>
              <table:table-cell office:value-type="float" office:value="891.91">
                <text:p>891.91</text:p>
              </table:table-cell>
              <table:table-cell office:value-type="float" office:value="899.34">
                <text:p>899.34</text:p>
              </table:table-cell>
              <table:table-cell office:value-type="float" office:value="906.85">
                <text:p>906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5.09">
                <text:p>855.09</text:p>
              </table:table-cell>
              <table:table-cell office:value-type="float" office:value="843.99">
                <text:p>843.99</text:p>
              </table:table-cell>
              <table:table-cell office:value-type="float" office:value="836.15">
                <text:p>836.15</text:p>
              </table:table-cell>
              <table:table-cell office:value-type="float" office:value="858.67">
                <text:p>858.67</text:p>
              </table:table-cell>
              <table:table-cell office:value-type="float" office:value="839.23">
                <text:p>839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1.72">
                <text:p>791.72</text:p>
              </table:table-cell>
              <table:table-cell office:value-type="float" office:value="764.25">
                <text:p>764.25</text:p>
              </table:table-cell>
              <table:table-cell office:value-type="float" office:value="775.1">
                <text:p>775.1</text:p>
              </table:table-cell>
              <table:table-cell office:value-type="float" office:value="773.58">
                <text:p>773.58</text:p>
              </table:table-cell>
              <table:table-cell office:value-type="float" office:value="784.83">
                <text:p>784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9.8">
                <text:p>809.8</text:p>
              </table:table-cell>
              <table:table-cell office:value-type="float" office:value="802.42">
                <text:p>802.42</text:p>
              </table:table-cell>
              <table:table-cell office:value-type="float" office:value="794.54">
                <text:p>794.54</text:p>
              </table:table-cell>
              <table:table-cell office:value-type="float" office:value="797.01">
                <text:p>797.01</text:p>
              </table:table-cell>
              <table:table-cell office:value-type="float" office:value="778.32">
                <text:p>778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4.68">
                <text:p>894.68</text:p>
              </table:table-cell>
              <table:table-cell office:value-type="float" office:value="887.97">
                <text:p>887.97</text:p>
              </table:table-cell>
              <table:table-cell office:value-type="float" office:value="877.17">
                <text:p>877.17</text:p>
              </table:table-cell>
              <table:table-cell office:value-type="float" office:value="873.79">
                <text:p>873.79</text:p>
              </table:table-cell>
              <table:table-cell office:value-type="float" office:value="879.72">
                <text:p>879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5.14">
                <text:p>975.14</text:p>
              </table:table-cell>
              <table:table-cell office:value-type="float" office:value="975.84">
                <text:p>975.84</text:p>
              </table:table-cell>
              <table:table-cell office:value-type="float" office:value="957.67">
                <text:p>957.67</text:p>
              </table:table-cell>
              <table:table-cell office:value-type="float" office:value="972.25">
                <text:p>972.25</text:p>
              </table:table-cell>
              <table:table-cell office:value-type="float" office:value="961.97">
                <text:p>961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9.15">
                <text:p>839.15</text:p>
              </table:table-cell>
              <table:table-cell office:value-type="float" office:value="822.33">
                <text:p>822.33</text:p>
              </table:table-cell>
              <table:table-cell office:value-type="float" office:value="809.13">
                <text:p>809.13</text:p>
              </table:table-cell>
              <table:table-cell office:value-type="float" office:value="827.73">
                <text:p>827.73</text:p>
              </table:table-cell>
              <table:table-cell office:value-type="float" office:value="806.65">
                <text:p>806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1.63">
                <text:p>801.63</text:p>
              </table:table-cell>
              <table:table-cell office:value-type="float" office:value="768.92">
                <text:p>768.92</text:p>
              </table:table-cell>
              <table:table-cell office:value-type="float" office:value="775.43">
                <text:p>775.43</text:p>
              </table:table-cell>
              <table:table-cell office:value-type="float" office:value="774.18">
                <text:p>774.18</text:p>
              </table:table-cell>
              <table:table-cell office:value-type="float" office:value="779.98">
                <text:p>779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.61">
                <text:p>800.61</text:p>
              </table:table-cell>
              <table:table-cell office:value-type="float" office:value="793.9">
                <text:p>793.9</text:p>
              </table:table-cell>
              <table:table-cell office:value-type="float" office:value="790.52">
                <text:p>790.52</text:p>
              </table:table-cell>
              <table:table-cell office:value-type="float" office:value="808.18">
                <text:p>808.18</text:p>
              </table:table-cell>
              <table:table-cell office:value-type="float" office:value="800.09">
                <text:p>800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1.35">
                <text:p>801.35</text:p>
              </table:table-cell>
              <table:table-cell office:value-type="float" office:value="794.55">
                <text:p>794.55</text:p>
              </table:table-cell>
              <table:table-cell office:value-type="float" office:value="801.91">
                <text:p>801.91</text:p>
              </table:table-cell>
              <table:table-cell office:value-type="float" office:value="804.11">
                <text:p>804.11</text:p>
              </table:table-cell>
              <table:table-cell office:value-type="float" office:value="806.54">
                <text:p>806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7.35">
                <text:p>847.35</text:p>
              </table:table-cell>
              <table:table-cell office:value-type="float" office:value="860.81">
                <text:p>860.81</text:p>
              </table:table-cell>
              <table:table-cell office:value-type="float" office:value="844.69">
                <text:p>844.69</text:p>
              </table:table-cell>
              <table:table-cell office:value-type="float" office:value="845.35">
                <text:p>845.35</text:p>
              </table:table-cell>
              <table:table-cell office:value-type="float" office:value="848.06">
                <text:p>848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1.49">
                <text:p>761.49</text:p>
              </table:table-cell>
              <table:table-cell office:value-type="float" office:value="746.2">
                <text:p>746.2</text:p>
              </table:table-cell>
              <table:table-cell office:value-type="float" office:value="745.68">
                <text:p>745.68</text:p>
              </table:table-cell>
              <table:table-cell office:value-type="float" office:value="744.8">
                <text:p>744.8</text:p>
              </table:table-cell>
              <table:table-cell office:value-type="float" office:value="748.45">
                <text:p>748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6.55">
                <text:p>916.55</text:p>
              </table:table-cell>
              <table:table-cell office:value-type="float" office:value="918.72">
                <text:p>918.72</text:p>
              </table:table-cell>
              <table:table-cell office:value-type="float" office:value="919.79">
                <text:p>919.79</text:p>
              </table:table-cell>
              <table:table-cell office:value-type="float" office:value="905.41">
                <text:p>905.41</text:p>
              </table:table-cell>
              <table:table-cell office:value-type="float" office:value="916.3">
                <text:p>916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6.62">
                <text:p>766.62</text:p>
              </table:table-cell>
              <table:table-cell office:value-type="float" office:value="773.85">
                <text:p>773.85</text:p>
              </table:table-cell>
              <table:table-cell office:value-type="float" office:value="776.1">
                <text:p>776.1</text:p>
              </table:table-cell>
              <table:table-cell office:value-type="float" office:value="769.61">
                <text:p>769.61</text:p>
              </table:table-cell>
              <table:table-cell office:value-type="float" office:value="775.11">
                <text:p>775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9.7">
                <text:p>839.7</text:p>
              </table:table-cell>
              <table:table-cell office:value-type="float" office:value="822.14">
                <text:p>822.14</text:p>
              </table:table-cell>
              <table:table-cell office:value-type="float" office:value="810.83">
                <text:p>810.83</text:p>
              </table:table-cell>
              <table:table-cell office:value-type="float" office:value="814.45">
                <text:p>814.45</text:p>
              </table:table-cell>
              <table:table-cell office:value-type="float" office:value="823.98">
                <text:p>823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6.31">
                <text:p>856.31</text:p>
              </table:table-cell>
              <table:table-cell office:value-type="float" office:value="865.58">
                <text:p>865.58</text:p>
              </table:table-cell>
              <table:table-cell office:value-type="float" office:value="855.07">
                <text:p>855.07</text:p>
              </table:table-cell>
              <table:table-cell office:value-type="float" office:value="870.02">
                <text:p>870.0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2.26">
                <text:p>852.26</text:p>
              </table:table-cell>
              <table:table-cell office:value-type="float" office:value="853.28">
                <text:p>853.28</text:p>
              </table:table-cell>
              <table:table-cell office:value-type="float" office:value="872.2">
                <text:p>872.2</text:p>
              </table:table-cell>
              <table:table-cell office:value-type="float" office:value="855.02">
                <text:p>855.0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4.41">
                <text:p>884.41</text:p>
              </table:table-cell>
              <table:table-cell office:value-type="float" office:value="888.43">
                <text:p>888.43</text:p>
              </table:table-cell>
              <table:table-cell office:value-type="float" office:value="890.91">
                <text:p>890.91</text:p>
              </table:table-cell>
              <table:table-cell office:value-type="float" office:value="904.8">
                <text:p>904.8</text:p>
              </table:table-cell>
              <table:table-cell office:value-type="float" office:value="879.97">
                <text:p>879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5.68">
                <text:p>965.68</text:p>
              </table:table-cell>
              <table:table-cell office:value-type="float" office:value="935.07">
                <text:p>935.07</text:p>
              </table:table-cell>
              <table:table-cell office:value-type="float" office:value="935.28">
                <text:p>935.28</text:p>
              </table:table-cell>
              <table:table-cell office:value-type="float" office:value="961.94">
                <text:p>961.94</text:p>
              </table:table-cell>
              <table:table-cell office:value-type="float" office:value="925.04">
                <text:p>925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3.31">
                <text:p>703.31</text:p>
              </table:table-cell>
              <table:table-cell office:value-type="float" office:value="706.86">
                <text:p>706.86</text:p>
              </table:table-cell>
              <table:table-cell office:value-type="float" office:value="704.49">
                <text:p>704.49</text:p>
              </table:table-cell>
              <table:table-cell office:value-type="float" office:value="696.57">
                <text:p>696.57</text:p>
              </table:table-cell>
              <table:table-cell office:value-type="float" office:value="701.14">
                <text:p>701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6.58">
                <text:p>716.58</text:p>
              </table:table-cell>
              <table:table-cell office:value-type="float" office:value="706.35">
                <text:p>706.35</text:p>
              </table:table-cell>
              <table:table-cell office:value-type="float" office:value="726.11">
                <text:p>726.11</text:p>
              </table:table-cell>
              <table:table-cell office:value-type="float" office:value="729.49">
                <text:p>729.49</text:p>
              </table:table-cell>
              <table:table-cell office:value-type="float" office:value="723.64">
                <text:p>723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6.64">
                <text:p>926.64</text:p>
              </table:table-cell>
              <table:table-cell office:value-type="float" office:value="935.77">
                <text:p>935.77</text:p>
              </table:table-cell>
              <table:table-cell office:value-type="float" office:value="920.84">
                <text:p>920.84</text:p>
              </table:table-cell>
              <table:table-cell office:value-type="float" office:value="928.72">
                <text:p>928.72</text:p>
              </table:table-cell>
              <table:table-cell office:value-type="float" office:value="922.98">
                <text:p>922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9.26">
                <text:p>919.26</text:p>
              </table:table-cell>
              <table:table-cell office:value-type="float" office:value="915.22">
                <text:p>915.22</text:p>
              </table:table-cell>
              <table:table-cell office:value-type="float" office:value="907.57">
                <text:p>907.57</text:p>
              </table:table-cell>
              <table:table-cell office:value-type="float" office:value="925.45">
                <text:p>925.45</text:p>
              </table:table-cell>
              <table:table-cell office:value-type="float" office:value="914.11">
                <text:p>914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1.8">
                <text:p>891.8</text:p>
              </table:table-cell>
              <table:table-cell office:value-type="float" office:value="875.52">
                <text:p>875.52</text:p>
              </table:table-cell>
              <table:table-cell office:value-type="float" office:value="880.72">
                <text:p>880.72</text:p>
              </table:table-cell>
              <table:table-cell office:value-type="float" office:value="859.21">
                <text:p>859.21</text:p>
              </table:table-cell>
              <table:table-cell office:value-type="float" office:value="897.1">
                <text:p>89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7.57">
                <text:p>1037.57</text:p>
              </table:table-cell>
              <table:table-cell office:value-type="float" office:value="1043.87">
                <text:p>1043.87</text:p>
              </table:table-cell>
              <table:table-cell office:value-type="float" office:value="1053.65">
                <text:p>1053.65</text:p>
              </table:table-cell>
              <table:table-cell office:value-type="float" office:value="1042.17">
                <text:p>1042.17</text:p>
              </table:table-cell>
              <table:table-cell office:value-type="float" office:value="1064.75">
                <text:p>1064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